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2" calcext:value-type="float">
            <text:p>1522</text:p>
          </table:table-cell>
          <table:table-cell table:style-name="ce7" table:formula="of:=COUNTIF([.B7:.B999998];&quot;X&quot;)" office:value-type="float" office:value="1326" calcext:value-type="float">
            <text:p>1326</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5" calcext:value-type="float">
            <text:p>95</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5" calcext:value-type="float">
            <text:p>175</text:p>
          </table:table-cell>
          <table:table-cell table:style-name="ce25" table:formula="of:=SUM([.B2:.F2])" office:value-type="float" office:value="1622" calcext:value-type="float">
            <text:p>162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47">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1">00/00/0000</text:date>, <text:time style:data-style-name="N2" text:time-value="19:10:36.4899596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1T19:11:54.492190797</dc:date>
    <meta:editing-duration>P1DT15H9M19S</meta:editing-duration>
    <meta:editing-cycles>1518</meta:editing-cycles>
    <meta:document-statistic meta:table-count="1" meta:cell-count="9195" meta:object-count="0"/>
  </office:meta>
</office:document-meta>
</file>